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-color="#cccccc" draw:textarea-horizontal-align="justify" draw:textarea-vertical-align="top" draw:auto-grow-height="false" fo:min-height="4.1cm" fo:min-width="26cm" loext:decorative="false"/>
      <style:paragraph-properties style:writing-mode="lr-tb"/>
    </style:style>
    <style:style style:name="gr2" style:family="graphic" style:parent-style-name="standard" style:list-style-name="L1">
      <style:graphic-properties svg:stroke-color="#000000" draw:fill-color="#cccccc" draw:textarea-horizontal-align="justify" draw:textarea-vertical-align="top" draw:auto-grow-height="false" fo:min-height="8.268cm" fo:min-width="26cm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00b8ff" draw:textarea-horizontal-align="justify" draw:textarea-vertical-align="middle" draw:auto-grow-height="false" fo:min-height="1.337cm" fo:min-width="3.309cm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ff9966" draw:textarea-horizontal-align="justify" draw:textarea-vertical-align="middle" draw:auto-grow-height="false" fo:min-height="1.337cm" fo:min-width="3.309cm" loext:decorative="false"/>
      <style:paragraph-properties style:writing-mode="lr-tb"/>
    </style:style>
    <style:style style:name="gr5" style:family="graphic" style:parent-style-name="standard" style:list-style-name="L1">
      <style:graphic-properties svg:stroke-color="#000000" draw:fill-color="#ff9966" draw:textarea-horizontal-align="justify" draw:textarea-vertical-align="middle" draw:auto-grow-height="false" fo:min-height="1.337cm" fo:min-width="3.309cm" loext:decorative="false"/>
      <style:paragraph-properties style:writing-mode="lr-tb"/>
    </style:style>
    <style:style style:name="gr6" style:family="graphic" style:parent-style-name="standard" style:list-style-name="L1">
      <style:graphic-properties svg:stroke-color="#000000" draw:fill-color="#ff9966" draw:textarea-horizontal-align="justify" draw:textarea-vertical-align="middle" draw:auto-grow-height="false" fo:min-height="1.337cm" fo:min-width="3.309cm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000000" draw:fill-color="#ff9966" draw:textarea-horizontal-align="justify" draw:textarea-vertical-align="middle" draw:auto-grow-height="false" fo:min-height="1.337cm" fo:min-width="3.309cm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000000" draw:fill-color="#ff9966" draw:textarea-horizontal-align="justify" draw:textarea-vertical-align="middle" draw:auto-grow-height="false" fo:min-height="1.337cm" fo:min-width="3.309cm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000000" draw:fill-color="#00b8ff" draw:textarea-horizontal-align="justify" draw:textarea-vertical-align="middle" draw:auto-grow-height="false" fo:min-height="2.14cm" fo:min-width="3.309cm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000000" draw:fill-color="#00b8ff" draw:textarea-horizontal-align="justify" draw:textarea-vertical-align="middle" draw:auto-grow-height="false" fo:min-height="2.14cm" fo:min-width="3.309cm" loext:decorative="false"/>
      <style:paragraph-properties style:writing-mode="lr-tb"/>
    </style:style>
    <style:style style:name="gr11" style:family="graphic" style:parent-style-name="objectwithoutfill">
      <style:graphic-properties svg:stroke-color="#000000" draw:marker-end="Arrow" draw:marker-end-width="0.3cm" draw:fill="none" draw:fill-color="#cccccc" draw:textarea-vertical-align="middle" loext:decorative="false"/>
      <style:paragraph-properties style:writing-mode="lr-tb"/>
    </style:style>
    <style:style style:name="gr12" style:family="graphic" style:parent-style-name="objectwithoutfill">
      <style:graphic-properties svg:stroke-color="#000000" draw:marker-end="Arrow" draw:marker-end-width="0.3cm" draw:fill="none" draw:fill-color="#cccccc" draw:textarea-vertical-align="middle" loext:decorative="fals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2.925cm" fo:min-width="5.8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cccccc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00b8ff"/>
      <style:paragraph-properties fo:text-align="center"/>
    </style:style>
    <style:style style:name="P5" style:family="paragraph">
      <loext:graphic-properties draw:fill-color="#ff9966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ff9966"/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00b8ff"/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cccccc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6.5cm" svg:height="4.35cm" svg:x="1.47cm" svg:y="14.125cm">
          <text:p text:style-name="P1">Host Memor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6.5cm" svg:height="8.518cm" svg:x="1.47cm" svg:y="2.917cm">
          <text:p text:style-name="P1">Device Memory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09cm" svg:height="1.587cm" svg:x="3.288cm" svg:y="15.665cm">
          <text:p text:style-name="P3">FP32 Lay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09cm" svg:height="1.587cm" svg:x="7.088cm" svg:y="15.665cm">
          <text:p text:style-name="P3">FP32 Lay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09cm" svg:height="1.587cm" svg:x="10.888cm" svg:y="15.665cm">
          <text:p text:style-name="P3">FP32 Layer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809cm" svg:height="1.587cm" svg:x="14.688cm" svg:y="15.665cm">
          <text:p text:style-name="P3">FP32 Layer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3.809cm" svg:height="1.587cm" svg:x="18.488cm" svg:y="15.665cm">
          <text:p text:style-name="P3">FP32 Lay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09cm" svg:height="1.587cm" svg:x="22.288cm" svg:y="15.665cm">
          <text:p text:style-name="P3">FP32 Lay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809cm" svg:height="1.587cm" svg:x="3.288cm" svg:y="4.665cm">
          <text:p text:style-name="P3">I8 Frozen Layer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809cm" svg:height="1.587cm" svg:x="7.088cm" svg:y="4.665cm">
          <text:p text:style-name="P6">I8 Frozen Layer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809cm" svg:height="1.587cm" svg:x="10.888cm" svg:y="4.665cm">
          <text:p text:style-name="P6">I8 Frozen Layer</text:p>
          <draw:enhanced-geometry svg:viewBox="0 0 21600 21600" draw:type="rectangle" draw:enhanced-path="M 0 0 L 21600 0 21600 21600 0 21600 0 0 Z N"/>
        </draw:custom-shape>
        <draw:custom-shape draw:style-name="gr7" draw:text-style-name="P7" xml:id="id7" draw:id="id7" draw:layer="layout" svg:width="3.809cm" svg:height="1.587cm" svg:x="14.688cm" svg:y="4.665cm">
          <text:p text:style-name="P6">I8 Frozen Layer</text:p>
          <draw:enhanced-geometry svg:viewBox="0 0 21600 21600" draw:type="rectangle" draw:enhanced-path="M 0 0 L 21600 0 21600 21600 0 21600 0 0 Z N"/>
        </draw:custom-shape>
        <draw:custom-shape draw:style-name="gr8" draw:text-style-name="P7" xml:id="id6" draw:id="id6" draw:layer="layout" svg:width="3.809cm" svg:height="1.587cm" svg:x="18.488cm" svg:y="4.665cm">
          <text:p text:style-name="P6">I8 Frozen Lay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809cm" svg:height="1.587cm" svg:x="22.288cm" svg:y="4.665cm">
          <text:p text:style-name="P6">I8 Frozen Layer</text:p>
          <draw:enhanced-geometry svg:viewBox="0 0 21600 21600" draw:type="rectangle" draw:enhanced-path="M 0 0 L 21600 0 21600 21600 0 21600 0 0 Z N"/>
        </draw:custom-shape>
        <draw:custom-shape draw:style-name="gr9" draw:text-style-name="P8" xml:id="id1" draw:id="id1" draw:layer="layout" svg:width="3.809cm" svg:height="2.39cm" svg:x="14.688cm" svg:y="6.265cm">
          <text:p text:style-name="P6">FP32 Layer</text:p>
          <draw:enhanced-geometry svg:viewBox="0 0 21600 21600" draw:type="rectangle" draw:enhanced-path="M 0 0 L 21600 0 21600 21600 0 21600 0 0 Z N"/>
        </draw:custom-shape>
        <draw:custom-shape draw:style-name="gr10" draw:text-style-name="P8" xml:id="id3" draw:id="id3" draw:layer="layout" svg:width="3.809cm" svg:height="2.39cm" svg:x="18.488cm" svg:y="6.265cm">
          <text:p text:style-name="P6">FP32 Layer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16.592cm" svg:y1="8.655cm" svg:x2="16.592cm" svg:y2="15.665cm" draw:start-shape="id1" draw:start-glue-point="2" draw:end-shape="id2" draw:end-glue-point="0" svg:d="M16592 8655v7010" svg:viewBox="0 0 1 7011">
          <text:p text:style-name="P3"><text:s text:c="2"/></text:p>
        </draw:connector>
        <draw:connector draw:style-name="gr12" draw:text-style-name="P9" draw:layer="layout" svg:x1="20.392cm" svg:y1="8.655cm" svg:x2="20.392cm" svg:y2="15.665cm" draw:start-shape="id3" draw:start-glue-point="2" draw:end-shape="id4" draw:end-glue-point="0" svg:d="M20392 8655v7010" svg:viewBox="0 0 1 7011">
          <text:p/>
        </draw:connector>
        <draw:custom-shape draw:style-name="gr13" draw:text-style-name="P10" xml:id="id5" draw:id="id5" draw:layer="layout" svg:width="6.35cm" svg:height="3.175cm" svg:x="4.792cm" svg:y="7.28cm">
          <text:p text:style-name="P3">Optimizer + Optimizer State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11.142cm" svg:y1="8.867cm" svg:x2="14.688cm" svg:y2="7.46cm" draw:start-shape="id5" draw:start-glue-point="1" draw:end-shape="id1" draw:end-glue-point="3" svg:d="M11142 8867h1773v-1407h1773" svg:viewBox="0 0 3547 1408">
          <text:p/>
        </draw:connector>
        <draw:frame draw:style-name="gr14" draw:text-style-name="P11" draw:layer="layout" svg:width="4.445cm" svg:height="0.962cm" svg:x="21.62cm" svg:y="12.115cm">
          <draw:text-box>
            <text:p text:style-name="P3">Requantized</text:p>
          </draw:text-box>
        </draw:frame>
        <draw:frame draw:style-name="gr14" draw:text-style-name="P11" draw:layer="layout" svg:width="4.445cm" svg:height="0.962cm" svg:x="16.24cm" svg:y="12.125cm">
          <draw:text-box>
            <text:p text:style-name="P3">Updates</text:p>
          </draw:text-box>
        </draw:frame>
        <draw:connector draw:style-name="gr12" draw:text-style-name="P9" draw:layer="layout" draw:line-skew="0cm 3.585cm" svg:x1="20.392cm" svg:y1="17.252cm" svg:x2="20.392cm" svg:y2="4.665cm" draw:start-shape="id4" draw:start-glue-point="2" draw:end-shape="id6" draw:end-glue-point="0" svg:d="M20392 17252v500h5990v-13589h-5990v502" svg:viewBox="0 0 5991 13590">
          <text:p/>
        </draw:connector>
        <draw:connector draw:style-name="gr12" draw:text-style-name="P9" draw:layer="layout" draw:line-skew="0.405cm 8.02cm -0.611cm" svg:x1="16.592cm" svg:y1="17.252cm" svg:x2="16.592cm" svg:y2="4.665cm" draw:start-shape="id2" draw:start-glue-point="2" draw:end-shape="id7" draw:end-glue-point="0" svg:d="M16592 17252v905h10425v-14605h-10425v1113" svg:viewBox="0 0 10426 1460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0T21:54:27.945783270</meta:creation-date>
    <dc:date>2024-07-20T22:08:25.685523519</dc:date>
    <meta:editing-duration>PT3M47S</meta:editing-duration>
    <meta:editing-cycles>1</meta:editing-cycles>
    <meta:document-statistic meta:object-count="24"/>
    <meta:generator>LibreOffice/7.6.7.2$Linux_X86_64 LibreOffice_project/60$Build-2</meta:generator>
  </office:meta>
</office:document-meta>
</file>